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4069366208306335726"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767758205953472309"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3997360623192891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172105805439383659"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33193506571164519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714790497638729687"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40154378178938615"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63048589792651329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42296861" text:continue-list="list340154378178938615"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182001756723863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2295277"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2298244"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42294267"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42309397"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2315203"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57264864797031441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20850432037011908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22716174454286844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2305993"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51615332813234063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69116829210547685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00934200494432465" text:style-name="L15">
        <text:list-item>
          <text:list>
            <text:list-header>
              <text:p text:style-name="P182">1.5 miles averaging about 9:40/mile and rest 1 min</text:p>
            </text:list-header>
          </text:list>
        </text:list-item>
      </text:list>
      <text:p text:style-name="P24">1 mile in 8:26 and rest 2 min</text:p>
      <text:list xml:id="list4048263200667815584"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28252917831012421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2299489"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107585400228022007"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398696779364508195"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67691898307643753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42304777" text:continue-list="list2398696779364508195" text:style-name="L19">
        <text:list-item>
          <text:list>
            <text:list-header>
              <text:p text:style-name="P186">(Pace*HR)=1240</text:p>
            </text:list-header>
          </text:list>
        </text:list-item>
      </text:list>
      <text:list xml:id="list42307324" text:continue-list="list4107585400228022007" text:style-name="L18">
        <text:list-item>
          <text:list>
            <text:list-header>
              <text:p text:style-name="P185">2 miles at 10:46/mile Ave HR= 121 bpm and rest a few minutes</text:p>
            </text:list-header>
          </text:list>
        </text:list-item>
      </text:list>
      <text:list xml:id="list42301469" text:continue-list="list42304777"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4229011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1637384238161265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86119593136094430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84761766806810867"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008932427753864072"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7823315765727326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24978577580355462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4230145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2287534"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4640258721383883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5287611361596755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01993956238180996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494086186455455933"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05432472564543066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926034867399444746" text:style-name="L32">
        <text:list-item>
          <text:list>
            <text:list-header>
              <text:p text:style-name="P196">0.25 miles in 2:54</text:p>
              <text:p text:style-name="P196">1 mile in 9:21 going faster as I ran and ending at around 8:30 pace</text:p>
            </text:list-header>
          </text:list>
        </text:list-item>
      </text:list>
      <text:list xml:id="list5538313819028719472"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65278213867203113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55170867050119925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766470337674841759"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 </text:p>
      <text:p text:style-name="P24"/>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15162793066795893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text:soft-page-break/>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04T22:05:20.44</dc:date>
    <dc:creator>James Lombardi</dc:creator>
    <meta:editing-duration>P25DT4H27M37S</meta:editing-duration>
    <meta:editing-cycles>1971</meta:editing-cycles>
    <meta:generator>OpenOffice/4.1.2$Win32 OpenOffice.org_project/412m3$Build-9782</meta:generator>
    <meta:document-statistic meta:table-count="0" meta:image-count="9" meta:object-count="0" meta:page-count="196" meta:paragraph-count="5699" meta:word-count="61712" meta:character-count="316335"/>
  </office:meta>
</office:document-meta>
</file>